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#D3D3D3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#D3D3D3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6.53520833333333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44.85pt" style:use-optimal-row-height="fals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16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Importance</text:p>
          </table:table-cell>
          <table:table-cell office:value-type="string" table:style-name="ce2">
            <text:p>Estimation initiale</text:p>
          </table:table-cell>
          <table:table-cell office:value-type="string" table:style-name="ce2">
            <text:p>En tant que client, je veux que …</text:p>
          </table:table-cell>
          <table:table-cell office:value-type="string" table:style-name="ce2">
            <text:p>Notes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Déplacements du personnage</text:p>
          </table:table-cell>
          <table:table-cell office:value-type="float" office:value="200" table:style-name="ce4">
            <text:p>20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Quand on utilise les flèches directionnelles, le personnage doit pouvoir se déplacer dans 4 directions différentes.</text:p>
          </table:table-cell>
          <table:table-cell office:value-type="string" table:style-name="ce4">
            <text:p>Etre sûr qu’actionner plusieurs touches ensembles ne bloque pas le déplacement du personnage. Déplacement pixel par pixel. Prévoir une vélocité horizontale et verticale.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float" office:value="2" table:formula="of:=[.A2]+1" table:style-name="ce3">
            <text:p>2</text:p>
          </table:table-cell>
          <table:table-cell office:value-type="string" table:style-name="ce3">
            <text:p>Affichage de la carte</text:p>
          </table:table-cell>
          <table:table-cell office:value-type="float" office:value="170" table:style-name="ce3">
            <text:p>17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a carte doit s'afficher, mais elle ne doit pas défiler (plus tard)</text:p>
          </table:table-cell>
          <table:table-cell office:value-type="string" table:style-name="ce3">
            <text:p>Pas obligé de créer les cartes auparavant,on peut faire une carte de test rapidement. Pas de gestion de collisions ici, seulement l’affichage de la carte.</text:p>
          </table:table-cell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float" office:value="5" table:formula="of:=['file:///D:/Cours/2021-2022/Projet/Repository/mauja-adventures/documentation/backlog_de_produits.ods'#Feuille1.A3]+1" table:style-name="ce12">
            <text:p>5</text:p>
          </table:table-cell>
          <table:table-cell office:value-type="string" table:style-name="ce12">
            <text:p>Sélectionner les<text:span text:style-name="T1"><text:s/>jeux de tuiles et ressources visuelles<text:s/></text:span>qui seront utilisés.</text:p>
          </table:table-cell>
          <table:table-cell office:value-type="float" office:value="120" table:style-name="ce12">
            <text:p>120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hercher sur internet des ressources libres de droits, sur<text:s/><text:span text:style-name="T3">OpenGameArt</text:span>… Sélectionner une grande variété, de quoi créer 4 cartes, cohérentes entre elles. Sélectionner les<text:s/><text:span text:style-name="T3">sprites</text:span><text:s/>qui seront utilisés.</text:p>
          </table:table-cell>
          <table:table-cell office:value-type="string" table:style-name="ce12">
            <text:p>Chercher sur internet et regrouper certaines tilesets éventuellement via un outil de dessin (comme paint.net) si nécessaire.<text:s/></text:p>
          </table:table-cell>
          <table:table-cell office:value-type="string" table:style-name="ce12">
            <text:p>Ne pas hésiter à créer de petites cartes afin de voir si des tuiles de jeux différents peuvent se mélanger. Choisir des tailles compatibles et supérieures ou égales à 32x32px.</text:p>
          </table:table-cell>
          <table:table-cell table:number-columns-repeated="16377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6" table:style-name="ce5"/>
          <table:table-cell table:number-columns-repeated="16378"/>
        </table:table-row>
        <table:table-row table:style-name="ro3">
          <table:table-cell table:style-name="ce4"/>
          <table:table-cell table:number-columns-repeated="5" table:style-name="ce6"/>
          <table:table-cell table:number-columns-repeated="16378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7"/>
          <table:table-cell table:number-columns-repeated="2" table:style-name="ce8"/>
          <table:table-cell table:style-name="ce9"/>
          <table:table-cell table:number-columns-repeated="2" table:style-name="ce8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style-name="ce10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3" table:style-name="ce3"/>
          <table:table-cell table:number-columns-repeated="3" table:style-name="ce11"/>
          <table:table-cell table:number-columns-repeated="16378"/>
        </table:table-row>
        <table:table-row table:number-rows-repeated="1048541" table:style-name="ro5">
          <table:table-cell table:number-columns-repeated="16384"/>
        </table:table-row>
      </table:table>
      <table:table table:name="'file:///D:/Cours/2021-2022/Projet/Repository/mauja-adventures/documentation/backlog_de_produits.ods'#Feuille1" table:style-name="ta2">
        <table:table-source xlink:href="file:///D:/Cours/2021-2022/Projet/Repository/mauja-adventures/documentation/backlog_de_produits.ods" table:table-name="Feuille1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float" office:value="4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eremy tremblay</dc:creator>
    <meta:creation-date>2021-11-07T14:40:01Z</meta:creation-date>
    <dc:date>2021-11-29T11:06:17Z</dc:date>
    <meta:editing-cycles>6</meta:editing-cycles>
    <meta:editing-duration>PT0S</meta:editing-duration>
  </office:meta>
</office:document-meta>
</file>